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">
      <style:paragraph-properties fo:margin-left="0cm" fo:margin-right="0cm" fo:text-align="start" style:justify-single-word="false" fo:text-indent="0.01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2"/>
      <text:p text:style-name="P4"/>
      <text:p text:style-name="P2"/>
      <text:p text:style-name="P2">Spett.le Hextech S.p.A.</text:p>
      <text:p text:style-name="Standard">Ufficio Marketing</text:p>
      <text:p text:style-name="Standard">Via dei Pixel, 88</text:p>
      <text:p text:style-name="Standard">20100 Milano (MI)</text:p>
      <text:p text:style-name="Standard"/>
      <text:p text:style-name="Standard"/>
      <text:p text:style-name="Standard"/>
      <text:p text:style-name="P3">Ivrea, 20 febbraio 2025</text:p>
      <text:p text:style-name="P3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><text:s text:c="5"/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5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5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>Distinti saluti.</text:p>
      <text:p text:style-name="P3">Enrico Bruno</text:p>
      <text:p text:style-name="P3">Dirigente Scolastico</text:p>
      <text:p text:style-name="P3">I.I.S. Giovanni Cena – Ivrea</text:p>
      <text:p text:style-name="P3"/>
      <text:p text:style-name="P3"/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5:53.37</meta:creation-date>
    <meta:document-statistic meta:table-count="0" meta:image-count="0" meta:object-count="0" meta:page-count="1" meta:paragraph-count="20" meta:word-count="167" meta:character-count="1193"/>
    <dc:date>2025-02-20T12:58:33.59</dc:date>
    <meta:editing-duration>PT12M40S</meta:editing-duration>
    <meta:editing-cycles>1</meta:editing-cycles>
    <meta:generator>OpenOffice/4.1.6$Win32 OpenOffice.org_project/416m1$Build-9790</meta:generator>
  </office:meta>
</office:document-meta>
</file>